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Slapfarts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7">03/17/2019</text:date>, <text:time>17:25: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3-17T17:25:21.78</dc:date>
    <meta:editing-duration>P123DT1H7M51S</meta:editing-duration>
    <meta:editing-cycles>1488</meta:editing-cycles>
    <dc:creator>Seab Dinch</dc:creator>
    <meta:document-statistic meta:table-count="1" meta:cell-count="7319" meta:object-count="0"/>
  </office:meta>
</office:document-meta>
</file>